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4" style:family="paragraph" style:parent-style-name="Text_20_body">
      <style:paragraph-properties fo:margin-left="0.5in" fo:margin-right="0in" fo:text-indent="0in" style:auto-text-indent="false"/>
    </style:style>
    <style:style style:name="P5" style:family="paragraph" style:parent-style-name="Text_20_body" style:list-style-name="L1">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2">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8" style:family="paragraph" style:parent-style-name="Text_20_body">
      <style:paragraph-properties fo:margin-left="0.5in" fo:margin-right="0in" fo:text-indent="0in" style:auto-text-indent="false"/>
      <style:text-properties fo:font-weight="normal"/>
    </style:style>
    <style:style style:name="T1" style:family="text">
      <style:text-properties officeooo:rsid="00096092"/>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9bee277-7fff-38bf-1079-b95aa9694d46"/>Assignment - 2</text:p>
      <text:p text:style-name="P1">Topic - Conditional and Loops</text:p>
      <text:list text:style-name="L1">
        <text:list-item>
          <text:p text:style-name="P5">I. A store charges Rs120 per item if you buy less than 10 items. If you buy between 10 and 99 items, the cost is Rs100 per item. If you buy 100 or more items, the cost is Rs70 per item. Write a program that asks the user how many items they are buying and prints the total cost.</text:p>
        </text:list-item>
      </text:list>
      <text:p text:style-name="P4"/>
      <text:list text:style-name="L2">
        <text:list-item>
          <text:p text:style-name="P6">Write a short program to check whether the square root of a number is prime or not.</text:p>
        </text:list-item>
        <text:list-item>
          <text:p text:style-name="P6">Write a program to input N numbers and then print the second largest number.</text:p>
        </text:list-item>
        <text:list-item>
          <text:p text:style-name="P6">Write a program that takes the input until ‘q’ and print the palindrome numbers.</text:p>
        </text:list-item>
        <text:list-item>
          <text:p text:style-name="P6">Write a program to find the factorial of a number using a recursive method and without recursion.</text:p>
        </text:list-item>
        <text:list-item>
          <text:p text:style-name="P6">Write a program to print a inverted full pyramid of *.</text:p>
        </text:list-item>
      </text:list>
      <text:p text:style-name="P3"><draw:frame draw:style-name="fr1" draw:name="Image1" text:anchor-type="as-char" svg:y="-1.3854in" svg:width="1.5102in" svg:height="1.6665in" draw:z-index="0"><draw:image xlink:href="https://lh7-rt.googleusercontent.com/docsz/AD_4nXexpV8Rad1a6fuDiS-eWA6MKey7dPflSrXmzmyCNpEu2ItbL4BMT-i_CI_MFEz_1VXEAlTgGzc7V2arTDYprAVjLvlDpDwCQIUn2rYDZXyIhdx1SACkhUMNHzq4-FhZbae_yeoihsKzaQcf1DxA-MIsm-Rm?key=Pamv9Ad0skR1DM5IcUBDgw" xlink:type="simple" xlink:show="embed" xlink:actuate="onLoad"/></draw:frame></text:p>
      <text:list text:style-name="L3">
        <text:list-header>
          <text:p text:style-name="P7"/>
        </text:list-header>
      </text:list>
      <text:p text:style-name="P2"><text:span text:style-name="T1">7. </text:span>Write a program that will check if a number is a magic number or not. (A magic number is that number whose repeated sum of its digits till we get a single digit is equal to 1. Ex: 1729 1+7+2+9=19 <text:s/>1+9=10 <text:s/>1+0=1)</text:p>
      <text:p text:style-name="P8"><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5T09:36:21.758037826</meta:creation-date>
    <dc:date>2024-07-25T11:55:47.510560451</dc:date>
    <meta:editing-duration>PT40M3S</meta:editing-duration>
    <meta:editing-cycles>2</meta:editing-cycles>
    <meta:generator>LibreOffice/7.5.2.2$Linux_X86_64 LibreOffice_project/50$Build-2</meta:generator>
    <meta:document-statistic meta:table-count="0" meta:image-count="1" meta:object-count="0" meta:page-count="1" meta:paragraph-count="11" meta:word-count="189" meta:character-count="939" meta:non-whitespace-character-count="761"/>
  </office:meta>
</office:document-meta>
</file>